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VA-マティス-クラシック EB" svg:font-family="'EVA-マティス-クラシック 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33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99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99cm" fo:min-width="0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EVA-マティス-クラシック EB" fo:font-size="9pt" style:font-size-asian="9pt" style:font-size-complex="9pt"/>
    </style:style>
    <style:style style:name="P3" style:family="paragraph">
      <style:paragraph-properties fo:text-align="center"/>
      <style:text-properties style:font-name="EVA-マティス-クラシック EB"/>
    </style:style>
    <style:style style:name="P4" style:family="paragraph">
      <style:paragraph-properties fo:text-align="center"/>
      <style:text-properties style:font-name="EVA-マティス-クラシック EB" fo:font-size="9pt" style:font-size-asian="9pt" style:font-size-complex="9pt"/>
    </style:style>
    <style:style style:name="T1" style:family="text">
      <style:text-properties style:font-name="EVA-マティス-クラシック EB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0.383cm" svg:height="0.383cm" svg:x="4.649cm" svg:y="1.7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4.649cm" svg:y="1.7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4.649cm" svg:y="1.756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4.649cm" svg:y="2.156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4.649cm" svg:y="2.556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4.649cm" svg:y="2.956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5.049cm" svg:y="1.7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5.049cm" svg:y="1.7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5.049cm" svg:y="1.756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5.049cm" svg:y="2.156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5.049cm" svg:y="2.556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5.049cm" svg:y="2.956cm">
          <text:p text:style-name="P3"><text:span text:style-name="T1">Q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5.449cm" svg:y="1.7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5.449cm" svg:y="1.7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5.449cm" svg:y="1.756cm">
          <text:p text:style-name="P3"><text:span text:style-name="T1">Q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5.449cm" svg:y="2.156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5.449cm" svg:y="2.556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5.449cm" svg:y="2.956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5.849cm" svg:y="1.7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5.849cm" svg:y="1.7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5.849cm" svg:y="1.756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5.849cm" svg:y="2.156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5.849cm" svg:y="2.556cm">
          <text:p text:style-name="P3"><text:span text:style-name="T1">Q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5.849cm" svg:y="2.956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4.649cm" svg:y="1.7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4.649cm" svg:y="1.7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4.649cm" svg:y="1.756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68cm" svg:height="0.383cm" svg:x="4.664cm" svg:y="2.156cm">
          <text:p text:style-name="P3"><text:span text:style-name="T1">Q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4.649cm" svg:y="2.556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4.649cm" svg:y="2.956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1.949cm" svg:y="1.7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1.949cm" svg:y="1.7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1.949cm" svg:y="1.7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1.949cm" svg:y="2.1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1.949cm" svg:y="2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1.949cm" svg:y="2.9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2.349cm" svg:y="1.7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2.349cm" svg:y="1.7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2.349cm" svg:y="1.756cm">
          <text:p text:style-name="P4">Q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2.349cm" svg:y="2.1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2.349cm" svg:y="2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2.349cm" svg:y="2.956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2.749cm" svg:y="1.7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2.749cm" svg:y="1.7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2.749cm" svg:y="1.756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2.749cm" svg:y="2.1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2.749cm" svg:y="2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2.749cm" svg:y="2.956cm">
          <text:p text:style-name="P4">Q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3.149cm" svg:y="1.7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3.149cm" svg:y="1.7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3.149cm" svg:y="1.7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3.149cm" svg:y="2.156cm">
          <text:p text:style-name="P4">Q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3.149cm" svg:y="2.556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3.149cm" svg:y="2.9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1.949cm" svg:y="1.7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1.949cm" svg:y="1.7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1.949cm" svg:y="1.7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68cm" svg:height="0.383cm" svg:x="1.964cm" svg:y="2.156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1.949cm" svg:y="2.556cm">
          <text:p text:style-name="P4">Q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1.949cm" svg:y="2.9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1.449cm" svg:y="1.7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1.449cm" svg:y="1.7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1.449cm" svg:y="1.7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1.449cm" svg:y="2.1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1.449cm" svg:y="2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1.449cm" svg:y="2.9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1.449cm" svg:y="1.7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1.449cm" svg:y="1.7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1.449cm" svg:y="1.756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68cm" svg:height="0.383cm" svg:x="1.464cm" svg:y="2.156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1.449cm" svg:y="2.556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1.449cm" svg:y="2.956cm">
          <text:p text:style-name="P4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4.149cm" svg:y="1.7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4.149cm" svg:y="1.7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4.149cm" svg:y="1.7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4.149cm" svg:y="2.1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4.149cm" svg:y="2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4.149cm" svg:y="2.9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4.149cm" svg:y="1.7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4.149cm" svg:y="1.7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4.149cm" svg:y="1.756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68cm" svg:height="0.383cm" svg:x="4.164cm" svg:y="2.156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4.149cm" svg:y="2.556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3cm" svg:height="0.383cm" svg:x="4.149cm" svg:y="2.956cm">
          <text:p text:style-name="P4">4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VA-マティス-クラシック EB" svg:font-family="'EVA-マティス-クラシック 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04:59:50.982000000</meta:creation-date>
    <dc:date>2019-09-18T05:48:53.591000000</dc:date>
    <meta:editing-duration>PT18M29S</meta:editing-duration>
    <meta:editing-cycles>5</meta:editing-cycles>
    <meta:generator>LibreOffice/5.4.4.2$Windows_X86_64 LibreOffice_project/2524958677847fb3bb44820e40380acbe820f960</meta:generator>
    <meta:document-statistic meta:object-count="84"/>
  </office:meta>
</office:document-meta>
</file>